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61A362CA084B263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72cm, 5.045cm, 14.034cm, 11.6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2cm" svg:height="11.373cm" svg:x="0.4cm" svg:y="0.4cm">
          <draw:image xlink:href="Pictures/1000000000000BD000000FC061A362CA084B263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15T16:37:06.620207276</dc:date>
    <meta:editing-duration>PT2M40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